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b57a" officeooo:paragraph-rsid="0000b57a"/>
    </style:style>
    <style:style style:name="P2" style:family="paragraph" style:parent-style-name="Standard">
      <style:text-properties officeooo:rsid="0000b57a" officeooo:paragraph-rsid="00031df3"/>
    </style:style>
    <style:style style:name="P3" style:family="paragraph" style:parent-style-name="Standard">
      <style:text-properties officeooo:rsid="0000b57a" officeooo:paragraph-rsid="00050d12"/>
    </style:style>
    <style:style style:name="P4" style:family="paragraph" style:parent-style-name="Standard">
      <style:text-properties officeooo:rsid="0000b57a" officeooo:paragraph-rsid="000649c6"/>
    </style:style>
    <style:style style:name="P5" style:family="paragraph" style:parent-style-name="Standard">
      <style:text-properties officeooo:rsid="0000b57a" officeooo:paragraph-rsid="00075651"/>
    </style:style>
    <style:style style:name="P6" style:family="paragraph" style:parent-style-name="Standard">
      <style:text-properties officeooo:rsid="0000b57a" officeooo:paragraph-rsid="0009537f"/>
    </style:style>
    <style:style style:name="P7" style:family="paragraph" style:parent-style-name="Standard">
      <style:text-properties officeooo:rsid="0000b57a" officeooo:paragraph-rsid="0009d597"/>
    </style:style>
    <style:style style:name="P8" style:family="paragraph" style:parent-style-name="Standard">
      <style:text-properties officeooo:rsid="0000b57a" officeooo:paragraph-rsid="000a8906"/>
    </style:style>
    <style:style style:name="P9" style:family="paragraph" style:parent-style-name="Standard">
      <style:text-properties officeooo:rsid="0000b57a" officeooo:paragraph-rsid="000c1ac5"/>
    </style:style>
    <style:style style:name="P10" style:family="paragraph" style:parent-style-name="Standard">
      <style:text-properties officeooo:rsid="0000b57a" officeooo:paragraph-rsid="000c613f"/>
    </style:style>
    <style:style style:name="P11" style:family="paragraph" style:parent-style-name="Standard">
      <style:text-properties officeooo:rsid="0000b57a" officeooo:paragraph-rsid="000cdd25"/>
    </style:style>
    <style:style style:name="P12" style:family="paragraph" style:parent-style-name="Standard">
      <style:text-properties officeooo:rsid="0000b57a" officeooo:paragraph-rsid="000e7c06"/>
    </style:style>
    <style:style style:name="P13" style:family="paragraph" style:parent-style-name="Standard">
      <style:text-properties officeooo:rsid="0000b57a" officeooo:paragraph-rsid="000fc873"/>
    </style:style>
    <style:style style:name="P14" style:family="paragraph" style:parent-style-name="Standard">
      <style:text-properties officeooo:rsid="0000b57a" officeooo:paragraph-rsid="00105d4a"/>
    </style:style>
    <style:style style:name="P15" style:family="paragraph" style:parent-style-name="Standard">
      <style:text-properties officeooo:rsid="0000b57a" officeooo:paragraph-rsid="00113d6a"/>
    </style:style>
    <style:style style:name="P16" style:family="paragraph" style:parent-style-name="Standard">
      <style:text-properties officeooo:rsid="000c613f" officeooo:paragraph-rsid="000c613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PC Security Best Prcatices in AWS:</text:p>
      <text:p text:style-name="P1">---------------------------------------------------</text:p>
      <text:p text:style-name="P1"/>
      <text:p text:style-name="P1">Amazon Virtual Private Cloud (VPC) is a foundational service in Amazon Web Services (AWS) that allows you to create isolated network environments in the cloud. VPC provides several security features to help you secure your resources and data within your virtual network. Some of the key security features provided by AWS VPC include:</text:p>
      <text:p text:style-name="P1"/>
      <text:p text:style-name="P2">1. Network Isolation:</text:p>
      <text:p text:style-name="P2">-----------------------------</text:p>
      <text:p text:style-name="P2">VPC enables you to create isolated virtual networks, allowing you to logically separate your resources. This isolation helps prevent unauthorized access and data leakage.</text:p>
      <text:p text:style-name="P2"/>
      <text:p text:style-name="P3">2. Subnet Configuration:</text:p>
      <text:p text:style-name="P3">---------------------------------</text:p>
      <text:p text:style-name="P3">VPC allows you to divide your VPC into subnets, which can be public or private. Public subnets can have resources with direct internet access, while private subnets keep resources isolated from the internet.</text:p>
      <text:p text:style-name="P3"/>
      <text:p text:style-name="P4">3. Route Tables:</text:p>
      <text:p text:style-name="P4">-------------------</text:p>
      <text:p text:style-name="P4">You can control the flow of traffic in and out of your VPC using route tables. </text:p>
      <text:p text:style-name="P4"/>
      <text:p text:style-name="P4">4. Security Groups:</text:p>
      <text:p text:style-name="P4">----------------------</text:p>
      <text:p text:style-name="P4">Security groups act as virtual firewalls at the instance level. You can define inbound and outbound rules to control traffic to and from instances. Security groups are stateful, meaning if you allow inbound traffic, the corresponding outbound traffic is automatically allowed.</text:p>
      <text:p text:style-name="P4"/>
      <text:p text:style-name="P5">5. Network Access Control Lists (NACLs):</text:p>
      <text:p text:style-name="P5">--------------------------------------------------------</text:p>
      <text:p text:style-name="P5">NACLs are stateless and operate at the subnet level. They provide additional control over inbound and outbound traffic by allowing you to create rules that define what traffic is allowed or denied. Since these are stateless, if you allow inbound traffic, you must also allow corresponding outbound traffic on ephemeral ports</text:p>
      <text:p text:style-name="P5"/>
      <text:p text:style-name="P6">6. Network Flow Logs:</text:p>
      <text:p text:style-name="P6">---------------------------</text:p>
      <text:p text:style-name="P6">VPC Flow Logs capture information about the IP traffic going to and from network interfaces in your VPC. This helps in monitoring and troubleshooting network issues and can aid in detecting unauthorized access attempts.</text:p>
      <text:p text:style-name="P6"/>
      <text:p text:style-name="P6">7. VPC Peering:</text:p>
      <text:p text:style-name="P6">---------------------</text:p>
      <text:p text:style-name="P6">VPC peering enables you to connect VPCs together and route traffic between them privately, without going over the internet. This can be used to share resources securely between VPCs.</text:p>
      <text:p text:style-name="P6"/>
      <text:p text:style-name="P6"/>
      <text:p text:style-name="P6">9. VPN and Direct Connect:</text:p>
      <text:p text:style-name="P6">--------------------------------------</text:p>
      <text:p text:style-name="P6"><text:s/>VPC supports both Virtual Private Network (VPN) connections and AWS Direct Connect, providing secure methods for connecting your on-premises infrastructure to your VPC.</text:p>
      <text:p text:style-name="P6"><text:soft-page-break/></text:p>
      <text:p text:style-name="P7">10. MACsec:</text:p>
      <text:p text:style-name="P7">-----------------</text:p>
      <text:p text:style-name="P7">MACsec protocol is designed to provide authentication, confidentiality and integrity for data transported on point-to-point links. MACsec operates at line-rate and can scale from megabits to terabits per second. With the release of MACsec support, you can now use AWS Direct Connect with MACsec to encrypt your data from your corporate data center to the AWS Direct Connect location. This solution eliminates the need for running VPN tunnel inside Direct Connect to encrypt data. </text:p>
      <text:p text:style-name="P7"/>
      <text:p text:style-name="P8">11. VPC Endpoint:</text:p>
      <text:p text:style-name="P8">-------------------------</text:p>
      <text:p text:style-name="P8">VPC endpoints enable you to privately connect your VPC to supported AWS services without requiring an internet gateway, NAT gateway, or VPN connection. </text:p>
      <text:p text:style-name="P8"/>
      <text:p text:style-name="P8">12. Multi-AZ Redundancy:</text:p>
      <text:p text:style-name="P8">-------------------------------------</text:p>
      <text:p text:style-name="P8">By deploying resources across multiple availability zones (AZs) within a VPC, you can enhance high availability and disaster recovery capabilities.</text:p>
      <text:p text:style-name="P8"/>
      <text:p text:style-name="P8"/>
      <text:p text:style-name="P9">13. VPC Traffic Mirroring:</text:p>
      <text:p text:style-name="P9">----------------------------------</text:p>
      <text:p text:style-name="P9">VPC Traffic Mirroring allows you to capture and inspect network traffic at the Elastic Network Interface (ENI) level. With this feature, you can mirror traffic from one or more network interfaces to another for monitoring and analysis purposes. This is particularly useful for intrusion detection, network forensics, and troubleshooting security issues.</text:p>
      <text:p text:style-name="P9"/>
      <text:p text:style-name="P9"/>
      <text:p text:style-name="P10">14. AWS Network Firewall:</text:p>
      <text:p text:style-name="P16">----------------------------------</text:p>
      <text:p text:style-name="P10">AWS Network Firewall is a managed intrusion prevention system (IPS) that integrates seamlessly with AWS VPC to provide an additional layer of network security. It enables you to inspect and control the incoming and outgoing traffic at the application, network, and protocol layers. With Network Firewall, you can create and enforce granular firewall rules to permit or deny specific types of traffic based on protocols, domains, IP addresses, and more.</text:p>
      <text:p text:style-name="P10"/>
      <text:p text:style-name="P10"/>
      <text:p text:style-name="P11">15. AWS Transit Gateway:</text:p>
      <text:p text:style-name="P11">-------------------------------------</text:p>
      <text:p text:style-name="P11">AWS Transit Gateway acts as a central hub that allows you to interconnect VPCs and route traffic between them, while also enabling.</text:p>
      <text:p text:style-name="P11"/>
      <text:p text:style-name="P11"/>
      <text:p text:style-name="P12">16. Route 53 Resolver DNS Firewall:</text:p>
      <text:p text:style-name="P12">-----------------------------------------------</text:p>
      <text:p text:style-name="P12">With Route 53 Resolver DNS Firewall, you can filter and regulate outbound DNS traffic for your virtual private cloud (VPC). DNS Firewall provides protection for outbound DNS requests from your VPCs. These requests route through Resolver for domain name resolution. A primary use of DNS Firewall protections is to help prevent DNS exfiltration of your data. DNS exfiltration can happen when a bad actor compromises an application instance in your VPC and then uses DNS lookup to send data out of the VPC to a domain that they control. With DNS Firewall, you can <text:soft-page-break/>monitor and control the domains that your applications can query. You can deny access to the domains that you know to be bad and allow all other queries to pass through. Alternately, you can deny access to all domains except for the ones that you explicitly trust.</text:p>
      <text:p text:style-name="P12"/>
      <text:p text:style-name="P12"/>
      <text:p text:style-name="P13">17. Resource Access Manager (RAM):</text:p>
      <text:p text:style-name="P13">-----------------------------------------------</text:p>
      <text:p text:style-name="P13">With a Resource Access Manager, you can share your centrallymanaged VPC with other accounts in the organization. </text:p>
      <text:p text:style-name="P13"/>
      <text:p text:style-name="P13"/>
      <text:p text:style-name="P14">Subnets:</text:p>
      <text:p text:style-name="P14">---------- </text:p>
      <text:p text:style-name="P14">You can share subnets across accounts using RAM. This can be useful in scenarios where you want to allow another AWS account to launch resources, such as instances or Lambda functions, into specific subnets of your VPC. When sharing subnets across accounts, you must use the Availability Zone ID (AZ ID) to consistently refer to an Availability Zone. Availability Zone IDs are unique identifiers assigned to each Availability Zone within a region.</text:p>
      <text:p text:style-name="P14"/>
      <text:p text:style-name="P14"/>
      <text:p text:style-name="P15">Availability Zone versus Availability Zone ID: </text:p>
      <text:p text:style-name="P15">-------------------------------------------------------------</text:p>
      <text:p text:style-name="P15">In AWS, each account has its own distinct mapping of Availability Zone names to physical locations. For instance, the Availability Zone 'us-east-1a' in your AWS account may not correspond to the same physical location as 'us-east-1a' in another AWS account. This divergence can introduce new failure scenarios when sharing networking components such as Subnets across accounts. To ensure consistent reference to the same physical site in cross-account scenarios, it's vital to utilize the Availability Zone ID. An Availability Zone ID serves as a unique identifier for a specific physical location. For instance, 'use1-az1' is the AZ ID for one of the Availability Zones within the us-east1 Region. When 'use1-az1' is referenced across different accounts, it consistently points to the exact same physical loc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1T14:31:23.405385520</meta:creation-date>
    <dc:date>2024-09-21T14:38:37.944146158</dc:date>
    <meta:editing-duration>PT7M6S</meta:editing-duration>
    <meta:editing-cycles>17</meta:editing-cycles>
    <meta:generator>LibreOffice/7.3.7.2$Linux_X86_64 LibreOffice_project/30$Build-2</meta:generator>
    <meta:document-statistic meta:table-count="0" meta:image-count="0" meta:object-count="0" meta:page-count="3" meta:paragraph-count="57" meta:word-count="1010" meta:character-count="6988" meta:non-whitespace-character-count="6028"/>
  </office:meta>
</office:document-meta>
</file>